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20pt" style:font-size-asian="20pt" style:font-size-complex="20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87d7" officeooo:paragraph-rsid="001f87d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20pt" officeooo:rsid="001f87d7" officeooo:paragraph-rsid="001f87d7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g Endian</text:p>
      <text:p text:style-name="P3"/>
      <text:p text:style-name="P5"/>
      <text:p text:style-name="P5"/>
      <text:p text:style-name="P5"/>
      <text:p text:style-name="P5">0000100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draw:custom-shape text:anchor-type="paragraph" draw:z-index="0" draw:name="Shape 1" draw:style-name="gr1" draw:text-style-name="P6" svg:width="0.7768in" svg:height="0.8059in" svg:x="3.3382in" svg:y="0.1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13:12.466000000</meta:creation-date>
    <dc:date>2022-10-14T15:21:13.298000000</dc:date>
    <meta:editing-duration>PT9M2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11" meta:character-count="49" meta:non-whitespace-character-count="41"/>
  </office:meta>
</office:document-meta>
</file>